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e0e21" officeooo:paragraph-rsid="000e0e21"/>
    </style:style>
    <style:style style:name="P2" style:family="paragraph" style:parent-style-name="Text_20_body">
      <style:text-properties officeooo:rsid="000f367b" officeooo:paragraph-rsid="001060fa"/>
    </style:style>
    <style:style style:name="P3" style:family="paragraph" style:parent-style-name="Heading_20_1">
      <style:text-properties officeooo:rsid="000e0e21" officeooo:paragraph-rsid="000e0e21"/>
    </style:style>
    <style:style style:name="T1" style:family="text">
      <style:text-properties officeooo:rsid="000e3965"/>
    </style:style>
    <style:style style:name="T2" style:family="text">
      <style:text-properties officeooo:rsid="001060fa"/>
    </style:style>
    <style:style style:name="T3" style:family="text">
      <style:text-properties officeooo:rsid="00109d2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Approach:</text:h>
      <text:p text:style-name="P1">In this assignment, the code was chosen to take a slightly different approach than simply check corner boundary. In order to future proof, every single lidar point are checked. In this code specifically, no filters were added. But in future if this code is needed for a reality robot, filter can be potentially added. <text:span text:style-name="T3">In addition, to achieve a better localization, the calculated distance can be utilized for future wall following.</text:span></text:p>
      <text:p text:style-name="P1">The code segment lidar coverage region into 6 regions. Three left, and three right. Each side is then <text:span text:style-name="T3">separated</text:span> into 3 sub-regions. The top region is responsible for checking if there are obstacle in the in coming path. <text:span text:style-name="T1">The middle region is mainly responsible for checking the side clearance. In this case, since the lidar has more than 180 coverage, the last region is used for double checking side clearance. However, if applied to a less than 180 coverage sensor, these two region should be commented out.</text:span></text:p>
      <text:p text:style-name="P2">Each region’s angle are calculated <text:span text:style-name="T2">separately. (Yes the algebra is harder than I imagined) and then cosine is taken to convert it either for side distance calculation or front distance calculation.</text:span></text:p>
      <text:p text:style-name="P2"><text:span text:style-name="T2">Overall, the code is written with expandability in mind so that in case I need to reuse the code, it can be simply re-applied.</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01:16:18.613568268</meta:creation-date>
    <dc:date>2019-01-31T01:24:31.760739791</dc:date>
    <meta:editing-duration>PT8M11S</meta:editing-duration>
    <meta:editing-cycles>5</meta:editing-cycles>
    <meta:generator>LibreOffice/5.1.6.2$Linux_X86_64 LibreOffice_project/10m0$Build-2</meta:generator>
    <meta:document-statistic meta:table-count="0" meta:image-count="0" meta:object-count="0" meta:page-count="1" meta:paragraph-count="5" meta:word-count="214" meta:character-count="1272" meta:non-whitespace-character-count="1062"/>
  </office:meta>
</office:document-meta>
</file>